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fier.getValueInternal( Expression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er.toString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er.Identifier( String payload , int startPos , int end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